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4.7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9d9d9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9d9d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804cm" svg:y="6.25cm">
            <draw:object draw:notify-on-update-of-ranges="Sheet1.B1:Sheet1.B1 Sheet1.B2:Sheet1.B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33cm" svg:y="6.142cm">
            <draw:object draw:notify-on-update-of-ranges="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row table:style-name="ro1">
          <table:table-cell table:style-name="ce4" office:value-type="string" calcext:value-type="string">
            <text:p>Tamaño del caso</text:p>
          </table:table-cell>
          <table:table-cell table:style-name="ce6" office:value-type="string" calcext:value-type="string">
            <text:p>Tiempo de ejecución (us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iempo estimado = K · f(n)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15" calcext:value-type="float">
            <text:p>615</text:p>
          </table:table-cell>
          <table:table-cell table:formula="of:=([.B2]/[.A2])" office:value-type="float" office:value="0.0615" calcext:value-type="float">
            <text:p>0,0615</text:p>
          </table:table-cell>
          <table:table-cell table:formula="of:=[.C12]*[.A2]" office:value-type="float" office:value="745.155674603175" calcext:value-type="float">
            <text:p>745,155674603175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206" calcext:value-type="float">
            <text:p>1206</text:p>
          </table:table-cell>
          <table:table-cell table:formula="of:=([.B3]/[.A3])" office:value-type="float" office:value="0.0603" calcext:value-type="float">
            <text:p>0,0603</text:p>
          </table:table-cell>
          <table:table-cell table:formula="of:=[.C12]*[.A3]" office:value-type="float" office:value="1490.31134920635" calcext:value-type="float">
            <text:p>1490,31134920635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667" calcext:value-type="float">
            <text:p>1667</text:p>
          </table:table-cell>
          <table:table-cell table:formula="of:=([.B4]/[.A4])" office:value-type="float" office:value="0.0555666666666667" calcext:value-type="float">
            <text:p>0,0555666666666667</text:p>
          </table:table-cell>
          <table:table-cell table:formula="of:=[.C12]*[.A4]" office:value-type="float" office:value="2235.46702380952" calcext:value-type="float">
            <text:p>2235,46702380952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2344" calcext:value-type="float">
            <text:p>2344</text:p>
          </table:table-cell>
          <table:table-cell table:formula="of:=([.B5]/[.A5])" office:value-type="float" office:value="0.0586" calcext:value-type="float">
            <text:p>0,0586</text:p>
          </table:table-cell>
          <table:table-cell table:formula="of:=[.C12]*[.A5]" office:value-type="float" office:value="2980.6226984127" calcext:value-type="float">
            <text:p>2980,6226984127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4938" calcext:value-type="float">
            <text:p>4938</text:p>
          </table:table-cell>
          <table:table-cell table:formula="of:=([.B6]/[.A6])" office:value-type="float" office:value="0.09876" calcext:value-type="float">
            <text:p>0,09876</text:p>
          </table:table-cell>
          <table:table-cell table:formula="of:=[.C12]*[.A6]" office:value-type="float" office:value="3725.77837301587" calcext:value-type="float">
            <text:p>3725,7783730158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5462" calcext:value-type="float">
            <text:p>5462</text:p>
          </table:table-cell>
          <table:table-cell table:formula="of:=([.B7]/[.A7])" office:value-type="float" office:value="0.0910333333333333" calcext:value-type="float">
            <text:p>0,0910333333333333</text:p>
          </table:table-cell>
          <table:table-cell table:formula="of:=[.C12]*[.A7]" office:value-type="float" office:value="4470.93404761905" calcext:value-type="float">
            <text:p>4470,93404761905</text:p>
          </table:table-cell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5783" calcext:value-type="float">
            <text:p>5783</text:p>
          </table:table-cell>
          <table:table-cell table:formula="of:=([.B8]/[.A8])" office:value-type="float" office:value="0.0826142857142857" calcext:value-type="float">
            <text:p>0,0826142857142857</text:p>
          </table:table-cell>
          <table:table-cell table:formula="of:=[.C12]*[.A8]" office:value-type="float" office:value="5216.08972222222" calcext:value-type="float">
            <text:p>5216,08972222222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6157" calcext:value-type="float">
            <text:p>6157</text:p>
          </table:table-cell>
          <table:table-cell table:formula="of:=([.B9]/[.A9])" office:value-type="float" office:value="0.0769625" calcext:value-type="float">
            <text:p>0,0769625</text:p>
          </table:table-cell>
          <table:table-cell table:formula="of:=[.C12]*[.A9]" office:value-type="float" office:value="5961.2453968254" calcext:value-type="float">
            <text:p>5961,2453968254</text:p>
          </table:table-cell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7415" calcext:value-type="float">
            <text:p>7415</text:p>
          </table:table-cell>
          <table:table-cell table:formula="of:=([.B10]/[.A10])" office:value-type="float" office:value="0.0823888888888889" calcext:value-type="float">
            <text:p>0,0823888888888889</text:p>
          </table:table-cell>
          <table:table-cell table:formula="of:=[.C12]*[.A10]" office:value-type="float" office:value="6706.40107142857" calcext:value-type="float">
            <text:p>6706,4010714285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7743" calcext:value-type="float">
            <text:p>7743</text:p>
          </table:table-cell>
          <table:table-cell table:formula="of:=([.B11]/[.A11])" office:value-type="float" office:value="0.07743" calcext:value-type="float">
            <text:p>0,07743</text:p>
          </table:table-cell>
          <table:table-cell table:formula="of:=[.C12]*[.A11]" office:value-type="float" office:value="7451.55674603175" calcext:value-type="float">
            <text:p>7451,55674603175</text:p>
          </table:table-cell>
        </table:table-row>
        <table:table-row table:style-name="ro2">
          <table:table-cell table:style-name="Default"/>
          <table:table-cell table:style-name="ce6" office:value-type="string" calcext:value-type="string">
            <text:p>K promedio</text:p>
          </table:table-cell>
          <table:table-cell table:style-name="Default" table:formula="of:=AVERAGE([.C2:.C11])" office:value-type="float" office:value="0.0745155674603175" calcext:value-type="float">
            <text:p>0,0745155674603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23:06:53.588129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00:28.829025849</meta:creation-date>
    <dc:date>2024-03-10T23:30:09.055879725</dc:date>
    <meta:editing-duration>PT1H47M10S</meta:editing-duration>
    <meta:editing-cycles>5</meta:editing-cycles>
    <meta:generator>LibreOffice/7.6.4.1$Linux_X86_64 LibreOffice_project/60$Build-1</meta:generator>
    <meta:document-statistic meta:table-count="1" meta:cell-count="4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01cm" svg:y="3.946cm" style:legend-expansion="high" chart:style-name="ch2"/>
        <chart:plot-area chart:style-name="ch3" table:cell-range-address="Sheet1.B1:Sheet1.B11 Sheet1.D1:Sheet1.D11" chart:data-source-has-labels="row" svg:x="0.32cm" svg:y="0.18cm" svg:width="9.761cm" svg:height="8.64cm">
          <chart:coordinate-region svg:x="1.333cm" svg:y="0.382cm" svg:width="8.55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D2:Sheet1.D11" chart:label-cell-address="Sheet1.D1:Sheet1.D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  <table:table-cell office:value-type="string">
                <text:p>Tiempo estimado = K · f(n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">
                <text:p>615</text:p>
                <draw:g>
                  <svg:desc>Sheet1.B2:Sheet1.B11</svg:desc>
                </draw:g>
              </table:table-cell>
              <table:table-cell office:value-type="float" office:value="745.155674603175">
                <text:p>745.155674603175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6">
                <text:p>1206</text:p>
              </table:table-cell>
              <table:table-cell office:value-type="float" office:value="1490.31134920635">
                <text:p>1490.31134920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7">
                <text:p>1667</text:p>
              </table:table-cell>
              <table:table-cell office:value-type="float" office:value="2235.46702380952">
                <text:p>2235.4670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4">
                <text:p>2344</text:p>
              </table:table-cell>
              <table:table-cell office:value-type="float" office:value="2980.6226984127">
                <text:p>2980.622698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8">
                <text:p>4938</text:p>
              </table:table-cell>
              <table:table-cell office:value-type="float" office:value="3725.77837301587">
                <text:p>3725.77837301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2">
                <text:p>5462</text:p>
              </table:table-cell>
              <table:table-cell office:value-type="float" office:value="4470.93404761905">
                <text:p>4470.93404761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3">
                <text:p>5783</text:p>
              </table:table-cell>
              <table:table-cell office:value-type="float" office:value="5216.08972222222">
                <text:p>5216.0897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57">
                <text:p>6157</text:p>
              </table:table-cell>
              <table:table-cell office:value-type="float" office:value="5961.2453968254">
                <text:p>5961.2453968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15">
                <text:p>7415</text:p>
              </table:table-cell>
              <table:table-cell office:value-type="float" office:value="6706.40107142857">
                <text:p>6706.4010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3">
                <text:p>7743</text:p>
              </table:table-cell>
              <table:table-cell office:value-type="float" office:value="7451.55674603175">
                <text:p>7451.55674603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76cm" svg:y="4.177cm" style:legend-expansion="custom" svg:width="5.135cm" svg:height="0.604cm" style:legend-expansion-aspect-ratio="8.50165562913907" chart:style-name="ch2"/>
        <chart:plot-area chart:style-name="ch3" table:cell-range-address="Sheet1.A2:Sheet1.B11 Sheet1.B1:Sheet1.B1" chart:data-source-has-labels="both" svg:x="0.32cm" svg:y="0.18cm" svg:width="10.015cm" svg:height="8.64cm">
          <chart:coordinate-region svg:x="1.333cm" svg:y="0.382cm" svg:width="8.859cm" svg:height="7.09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615">
                <text:p>615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743">
                <text:p>7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